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chacon.github.com/git/githooks.html#_prepare_commit_msg">http://schacon.github.com/git/githooks.html#_prepare_commit_msg</text:a></text:p>
      <text:p text:style-name="Standard"/>
      <text:p text:style-name="Standard"><text:a xlink:type="simple" xlink:href="http://fogbugz.stackexchange.com/fogbugz-xml-api">http://fogbugz.stackexchange.com/fogbugz-xml-api</text:a></text:p>
      <text:p text:style-name="Standard"/>
      <text:p text:style-name="Standard"><text:a xlink:type="simple" xlink:href="http://git-scm.com/book/en/Git-Internals-Git-Objects">http://git-scm.com/book/en/Git-Internals-Git-Objects</text:a></text:p>
      <text:p text:style-name="Standard"/>
      <text:p text:style-name="Standard"><text:a xlink:type="simple" xlink:href="https://github.com/philipf/fogbugz-git-integration/blob/master/post-receive">https://github.com/philipf/fogbugz-git-integration/blob/master/post-receive</text:a></text:p>
      <text:p text:style-name="Standard"/>
      <text:p text:style-name="Standard"><text:a xlink:type="simple" xlink:href="http://geekblog.oneandoneis2.org/index.php/2012/03/27/git-to-fogbugz-with-perl">http://geekblog.oneandoneis2.org/index.php/2012/03/27/git-to-fogbugz-with-per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08:30:11.23</meta:creation-date>
    <dc:date>2012-05-15T14:10:33.42</dc:date>
    <meta:editing-duration>PT1M25S</meta:editing-duration>
    <meta:editing-cycles>3</meta:editing-cycles>
    <meta:generator>LibreOffice/3.5$Windows_x86 LibreOffice_project/235ab8a-3802056-4a8fed3-2d66ea8-e241b80</meta:generator>
    <meta:document-statistic meta:table-count="0" meta:image-count="0" meta:object-count="0" meta:page-count="1" meta:paragraph-count="5" meta:word-count="5" meta:character-count="316" meta:non-whitespace-character-count="316"/>
  </office:meta>
</office:document-meta>
</file>